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0.182cm"/>
    </style:style>
    <style:style style:name="gr2" style:family="graphic" style:parent-style-name="standard">
      <style:graphic-properties draw:stroke="none" draw:fill="none" fo:min-height="8.5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pacity="50%" draw:textarea-horizontal-align="center" draw:textarea-vertical-align="middle" draw:shadow-opacity="50%"/>
    </style:style>
    <style:style style:name="gr7" style:family="graphic" style:parent-style-name="standard">
      <style:graphic-properties draw:fill-color="#e6ff00" draw:opacity="50%" draw:textarea-horizontal-align="center" draw:textarea-vertical-align="middle" draw:shadow-opacity="50%"/>
    </style:style>
    <style:style style:name="gr8" style:family="graphic" style:parent-style-name="standard">
      <style:graphic-properties draw:fill-color="#3deb3d" draw:opacity="50%" draw:textarea-horizontal-align="center" draw:textarea-vertical-align="middle" draw:shadow-opacity="5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076cm"/>
    </style:style>
    <style:style style:name="gr11" style:family="graphic" style:parent-style-name="standard">
      <style:graphic-properties draw:stroke="none" draw:fill="none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1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96cm"/>
    </style:style>
    <style:style style:name="gr14" style:family="graphic" style:parent-style-name="standard">
      <style:graphic-properties draw:fill-color="#ff6633" draw:opacity="50%" draw:textarea-horizontal-align="center" draw:textarea-vertical-align="middle" draw:shadow-opacity="50%"/>
    </style:style>
    <style:style style:name="gr15" style:family="graphic" style:parent-style-name="standard">
      <style:graphic-properties draw:fill-color="#000000" draw:textarea-horizontal-align="center" draw:textarea-vertical-align="middle"/>
    </style:style>
    <style:style style:name="gr16" style:family="graphic" style:parent-style-name="standard">
      <style:graphic-properties draw:fill="bitmap" draw:fill-color="#ffffff" draw:fill-image-name="Empty" draw:textarea-horizontal-align="center" draw:textarea-vertical-align="middle"/>
    </style:style>
    <style:style style:name="gr17" style:family="graphic" style:parent-style-name="standard">
      <style:graphic-properties draw:stroke="none" draw:fill="none" fo:min-height="0.714cm"/>
    </style:style>
    <style:style style:name="gr18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gr19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gr20" style:family="graphic" style:parent-style-name="standard">
      <style:graphic-properties draw:fill-color="#800080" draw:opacity="50%" draw:textarea-horizontal-align="center" draw:textarea-vertical-align="middle" draw:shadow-opacity="50%"/>
    </style:style>
    <style:style style:name="gr21" style:family="graphic" style:parent-style-name="standard">
      <style:graphic-properties draw:fill-color="#ff3366" draw:opacity="50%" draw:textarea-horizontal-align="center" draw:textarea-vertical-align="middle" draw:shadow-opacity="50%"/>
    </style:style>
    <style:style style:name="gr22" style:family="graphic" style:parent-style-name="standard">
      <style:graphic-properties draw:fill-color="#ff0000" draw:opacity="50%" draw:textarea-horizontal-align="center" draw:textarea-vertical-align="middle" draw:shadow-opacity="50%"/>
    </style:style>
    <style:style style:name="gr23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Verdana" style:font-family-generic="swiss" style:font-pitch="variable" fo:font-size="18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language="en" fo:country="US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12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Verdana" style:font-family-generic="swiss" style:font-pitch="variable" fo:font-size="12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15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5pt" style:font-style-asian="normal" style:font-weight-asian="normal" style:font-family-complex="Verdana" style:font-family-generic-complex="swiss" style:font-pitch-complex="variable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3.747cm" svg:height="10.432cm" svg:x="1.253cm" svg:y="0.568cm">
          <draw:text-box>
            <text:p>Take the following example:</text:p>
            <text:p/>
            <text:p>A#1(b,k),K#2(a,c,x~u,y~u),A#3(b,k),K#4(a,c,x~u,y~u),B#5(x),B#6(a),C#7(k),C#8(k)</text:p>
            <text:p/>
            <text:p>rules:</text:p>
            <text:p/>
            <text:p>A(b),B(a) &lt;-&gt; A(b!1),B(a!1)</text:p>
            <text:p>C(k),K(c) &lt;-&gt; C(k!1),K(c!1)</text:p>
            <text:p>B(a!1),A(b!1,k),K(c!2,a),C(k!2) &lt;-&gt; B(a!1),A(b!1,k!3),K(c!2,a!3),C(k!2)</text:p>
            <text:p/>
            <text:p>B(a!1),A(b!1,k!3),K(c!2,a!3,x~u),C(k!2) -&gt; B(a!1),A(b!1,k!3),K(c!2,a!3,x~p),C(k!2)</text:p>
            <text:p>B(a!1),A(b!1,k!3),K(c!2,a!3,y~u),C(k!2) -&gt; B(a!1),A(b!1,k!3),K(c!2,a!3,y~p),C(k!2)</text:p>
            <text:p/>
            <text:p>obs:K(x~p,y~p).</text:p>
          </draw:text-box>
        </draw:frame>
        <draw:frame draw:style-name="gr2" draw:layer="layout" svg:width="4.867cm" svg:height="8.796cm" svg:x="1.5cm" svg:y="11.5cm">
          <draw:text-box>
            <text:p>Bind #1 #5</text:p>
            <text:p>Bind #3 #6 <text:s text:c="3"/>*</text:p>
            <text:p>Bind #2 #7</text:p>
            <text:p>Bind #4 #8 <text:s text:c="3"/>*</text:p>
            <text:p>Bind #1 #2</text:p>
            <text:p>Bind #3 #4 <text:s text:c="3"/>*</text:p>
            <text:p>Activate #2.x </text:p>
            <text:p>Activate #4.x *</text:p>
            <text:p>Unbind #1 #2 <text:s/>*</text:p>
            <text:p>Unbind #3 #4 <text:s/>*</text:p>
            <text:p>Bind #2 #3 <text:s text:c="3"/>*</text:p>
            <text:p>Activate #2.y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4" draw:text-style-name="P1" draw:layer="layout" svg:x1="1cm" svg:y1="3cm" svg:x2="1cm" svg:y2="16cm">
          <text:p/>
        </draw:line>
        <draw:line draw:style-name="gr4" draw:text-style-name="P1" draw:layer="layout" svg:x1="2.5cm" svg:y1="3cm" svg:x2="2.5cm" svg:y2="16cm">
          <text:p/>
        </draw:line>
        <draw:line draw:style-name="gr4" draw:text-style-name="P1" draw:layer="layout" svg:x1="4cm" svg:y1="3cm" svg:x2="4cm" svg:y2="16cm">
          <text:p/>
        </draw:line>
        <draw:line draw:style-name="gr4" draw:text-style-name="P1" draw:layer="layout" svg:x1="8.317cm" svg:y1="3cm" svg:x2="8.317cm" svg:y2="16cm">
          <text:p/>
        </draw:line>
        <draw:line draw:style-name="gr4" draw:text-style-name="P1" draw:layer="layout" svg:x1="6.817cm" svg:y1="3cm" svg:x2="6.817cm" svg:y2="16cm">
          <text:p/>
        </draw:line>
        <draw:line draw:style-name="gr4" draw:text-style-name="P1" draw:layer="layout" svg:x1="5.5cm" svg:y1="3cm" svg:x2="5.5cm" svg:y2="16cm">
          <text:p/>
        </draw:line>
        <draw:line draw:style-name="gr4" draw:text-style-name="P1" draw:layer="layout" svg:x1="0cm" svg:y1="4cm" svg:x2="25cm" svg:y2="4cm">
          <text:p/>
        </draw:line>
        <draw:line draw:style-name="gr4" draw:text-style-name="P1" draw:layer="layout" svg:x1="0cm" svg:y1="5cm" svg:x2="25cm" svg:y2="5cm">
          <text:p/>
        </draw:line>
        <draw:line draw:style-name="gr4" draw:text-style-name="P1" draw:layer="layout" svg:x1="0cm" svg:y1="6cm" svg:x2="25cm" svg:y2="6cm">
          <text:p/>
        </draw:line>
        <draw:line draw:style-name="gr4" draw:text-style-name="P1" draw:layer="layout" svg:x1="0cm" svg:y1="7cm" svg:x2="25cm" svg:y2="7cm">
          <text:p/>
        </draw:line>
        <draw:line draw:style-name="gr4" draw:text-style-name="P1" draw:layer="layout" svg:x1="0cm" svg:y1="8cm" svg:x2="25cm" svg:y2="8cm">
          <text:p/>
        </draw:line>
        <draw:line draw:style-name="gr4" draw:text-style-name="P1" draw:layer="layout" svg:x1="0cm" svg:y1="9cm" svg:x2="25cm" svg:y2="9cm">
          <text:p/>
        </draw:line>
        <draw:line draw:style-name="gr4" draw:text-style-name="P1" draw:layer="layout" svg:x1="0cm" svg:y1="10cm" svg:x2="25cm" svg:y2="10cm">
          <text:p/>
        </draw:line>
        <draw:line draw:style-name="gr4" draw:text-style-name="P1" draw:layer="layout" svg:x1="0cm" svg:y1="11cm" svg:x2="25cm" svg:y2="11cm">
          <text:p/>
        </draw:line>
        <draw:line draw:style-name="gr4" draw:text-style-name="P1" draw:layer="layout" svg:x1="0cm" svg:y1="12cm" svg:x2="25cm" svg:y2="12cm">
          <text:p/>
        </draw:line>
        <draw:frame draw:style-name="gr5" draw:text-style-name="P2" draw:layer="layout" svg:width="1.696cm" svg:height="0.64cm" svg:x="0cm" svg:y="2.5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cm">
          <text:p/>
        </draw:ellipse>
        <draw:ellipse draw:style-name="gr7" draw:text-style-name="P1" draw:layer="layout" svg:width="1.5cm" svg:height="1cm" svg:x="18.5cm" svg:y="2cm">
          <text:p/>
        </draw:ellipse>
        <draw:ellipse draw:style-name="gr8" draw:text-style-name="P1" draw:layer="layout" svg:width="6cm" svg:height="1.5cm" svg:x="3cm" svg:y="2cm">
          <text:p/>
        </draw:ellipse>
        <draw:frame draw:style-name="gr9" draw:text-style-name="P3" draw:layer="layout" svg:width="0.786cm" svg:height="0.725cm" svg:x="1cm" svg:y="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cm">
          <draw:text-box>
            <text:p><text:span text:style-name="T2">K</text:span></text:p>
          </draw:text-box>
        </draw:frame>
        <draw:line draw:style-name="gr4" draw:text-style-name="P1" draw:layer="layout" svg:x1="0cm" svg:y1="13cm" svg:x2="25cm" svg:y2="13cm">
          <text:p/>
        </draw:line>
        <draw:line draw:style-name="gr4" draw:text-style-name="P1" draw:layer="layout" svg:x1="0cm" svg:y1="14cm" svg:x2="25cm" svg:y2="14cm">
          <text:p/>
        </draw:line>
        <draw:frame draw:style-name="gr11" draw:layer="layout" svg:width="24.247cm" svg:height="1cm" svg:x="0.253cm" svg:y="0.5cm">
          <draw:text-box>
            <text:p>A#1(b,k),K#2(a,c,x~u,y~u),A#3(b,k),K#4(a,c,x~u,y~u),B#5(a),B#6(a),C#7(k),C#8(k)</text:p>
          </draw:text-box>
        </draw:frame>
        <draw:line draw:style-name="gr4" draw:text-style-name="P1" draw:layer="layout" svg:x1="10.317cm" svg:y1="3cm" svg:x2="10.317cm" svg:y2="16cm">
          <text:p/>
        </draw:line>
        <draw:line draw:style-name="gr4" draw:text-style-name="P1" draw:layer="layout" svg:x1="11.817cm" svg:y1="3cm" svg:x2="11.817cm" svg:y2="16cm">
          <text:p/>
        </draw:line>
        <draw:line draw:style-name="gr4" draw:text-style-name="P1" draw:layer="layout" svg:x1="13.5cm" svg:y1="3cm" svg:x2="13.5cm" svg:y2="16cm">
          <text:p/>
        </draw:line>
        <draw:line draw:style-name="gr4" draw:text-style-name="P1" draw:layer="layout" svg:x1="15cm" svg:y1="3cm" svg:x2="15cm" svg:y2="16cm">
          <text:p/>
        </draw:line>
        <draw:line draw:style-name="gr4" draw:text-style-name="P1" draw:layer="layout" svg:x1="16.5cm" svg:y1="3cm" svg:x2="16.5cm" svg:y2="16cm">
          <text:p/>
        </draw:line>
        <draw:line draw:style-name="gr4" draw:text-style-name="P1" draw:layer="layout" svg:x1="18cm" svg:y1="3cm" svg:x2="18cm" svg:y2="16cm">
          <text:p/>
        </draw:line>
        <draw:frame draw:style-name="gr5" draw:text-style-name="P2" draw:layer="layout" svg:width="1.696cm" svg:height="0.64cm" svg:x="9.317cm" svg:y="2.5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817cm" svg:y="2.5cm">
          <draw:text-box>
            <text:p><text:span text:style-name="T1">#3&lt;k;!&gt;</text:span></text:p>
          </draw:text-box>
        </draw:frame>
        <draw:frame draw:style-name="gr5" draw:text-style-name="P2" draw:layer="layout" svg:width="1.696cm" svg:height="0.64cm" svg:x="12.5cm" svg:y="2.5cm">
          <draw:text-box>
            <text:p><text:span text:style-name="T1">#4&lt;a;!&gt;</text:span></text:p>
          </draw:text-box>
        </draw:frame>
        <draw:frame draw:style-name="gr5" draw:text-style-name="P2" draw:layer="layout" svg:width="1.679cm" svg:height="0.64cm" svg:x="14cm" svg:y="2.5cm">
          <draw:text-box>
            <text:p><text:span text:style-name="T1">#4&lt;c;!&gt;</text:span></text:p>
          </draw:text-box>
        </draw:frame>
        <draw:frame draw:style-name="gr5" draw:text-style-name="P2" draw:layer="layout" svg:width="1.776cm" svg:height="0.64cm" svg:x="15.5cm" svg:y="2.5cm">
          <draw:text-box>
            <text:p><text:span text:style-name="T1">#4&lt;x;~&gt;</text:span></text:p>
          </draw:text-box>
        </draw:frame>
        <draw:frame draw:style-name="gr5" draw:text-style-name="P2" draw:layer="layout" svg:width="1.764cm" svg:height="0.64cm" svg:x="17cm" svg:y="2.5cm">
          <draw:text-box>
            <text:p><text:span text:style-name="T1">#4&lt;y;~&gt;</text:span></text:p>
          </draw:text-box>
        </draw:frame>
        <draw:ellipse draw:style-name="gr6" draw:text-style-name="P1" draw:layer="layout" svg:width="3cm" svg:height="1.5cm" svg:x="9.317cm" svg:y="2cm">
          <text:p/>
        </draw:ellipse>
        <draw:ellipse draw:style-name="gr8" draw:text-style-name="P1" draw:layer="layout" svg:width="6cm" svg:height="1.5cm" svg:x="12.5cm" svg:y="2cm">
          <text:p/>
        </draw:ellipse>
        <draw:frame draw:style-name="gr9" draw:text-style-name="P3" draw:layer="layout" svg:width="0.786cm" svg:height="0.725cm" svg:x="10.317cm" svg:y="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15.214cm" svg:y="2cm">
          <draw:text-box>
            <text:p><text:span text:style-name="T2">K</text:span></text:p>
          </draw:text-box>
        </draw:frame>
        <draw:line draw:style-name="gr4" draw:text-style-name="P1" draw:layer="layout" svg:x1="19.5cm" svg:y1="3cm" svg:x2="19.5cm" svg:y2="16cm">
          <text:p/>
        </draw:line>
        <draw:line draw:style-name="gr4" draw:text-style-name="P1" draw:layer="layout" svg:x1="21cm" svg:y1="3cm" svg:x2="21cm" svg:y2="16cm">
          <text:p/>
        </draw:line>
        <draw:line draw:style-name="gr4" draw:text-style-name="P1" draw:layer="layout" svg:x1="22.5cm" svg:y1="3cm" svg:x2="22.5cm" svg:y2="16cm">
          <text:p/>
        </draw:line>
        <draw:line draw:style-name="gr4" draw:text-style-name="P1" draw:layer="layout" svg:x1="24cm" svg:y1="3cm" svg:x2="24cm" svg:y2="16cm">
          <text:p/>
        </draw:line>
        <draw:frame draw:style-name="gr12" draw:text-style-name="P2" draw:layer="layout" svg:width="1.696cm" svg:height="0.64cm" svg:x="18.5cm" svg:y="2.5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20.304cm" svg:y="2.5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804cm" svg:y="2.36cm">
          <draw:text-box>
            <text:p><text:span text:style-name="T1">#7&lt;k;!&gt;</text:span></text:p>
          </draw:text-box>
        </draw:frame>
        <draw:frame draw:style-name="gr12" draw:text-style-name="P2" draw:layer="layout" svg:width="1.696cm" svg:height="0.64cm" svg:x="23.5cm" svg:y="2.36cm">
          <draw:text-box>
            <text:p><text:span text:style-name="T1">#8&lt;k;!&gt;</text:span></text:p>
          </draw:text-box>
        </draw:frame>
        <draw:ellipse draw:style-name="gr7" draw:text-style-name="P1" draw:layer="layout" svg:width="1.5cm" svg:height="1cm" svg:x="20.5cm" svg:y="2cm">
          <text:p/>
        </draw:ellipse>
        <draw:ellipse draw:style-name="gr14" draw:text-style-name="P1" draw:layer="layout" svg:width="1.5cm" svg:height="1cm" svg:x="22cm" svg:y="2cm">
          <text:p/>
        </draw:ellipse>
        <draw:ellipse draw:style-name="gr14" draw:text-style-name="P1" draw:layer="layout" svg:width="1.5cm" svg:height="1cm" svg:x="23.5cm" svg:y="2cm">
          <text:p/>
        </draw:ellipse>
        <draw:circle draw:style-name="gr15" draw:text-style-name="P1" draw:layer="layout" svg:width="1cm" svg:height="1cm" svg:x="0.5cm" svg:y="3.5cm">
          <text:p/>
        </draw:circle>
        <draw:circle draw:style-name="gr15" draw:text-style-name="P1" draw:layer="layout" svg:width="1cm" svg:height="1cm" svg:x="19cm" svg:y="3.5cm">
          <text:p/>
        </draw:circle>
        <draw:circle draw:style-name="gr15" draw:text-style-name="P1" draw:layer="layout" svg:width="1cm" svg:height="1cm" svg:x="9.817cm" svg:y="4.5cm">
          <text:p/>
        </draw:circle>
        <draw:circle draw:style-name="gr15" draw:text-style-name="P1" draw:layer="layout" svg:width="1cm" svg:height="1cm" svg:x="20.5cm" svg:y="4.5cm">
          <text:p/>
        </draw:circle>
        <draw:circle draw:style-name="gr15" draw:text-style-name="P1" draw:layer="layout" svg:width="1cm" svg:height="1cm" svg:x="5cm" svg:y="5.5cm">
          <text:p/>
        </draw:circle>
        <draw:circle draw:style-name="gr15" draw:text-style-name="P1" draw:layer="layout" svg:width="1cm" svg:height="1cm" svg:x="22cm" svg:y="5.5cm">
          <text:p/>
        </draw:circle>
        <draw:frame draw:style-name="gr10" draw:text-style-name="P3" draw:layer="layout" svg:width="1cm" svg:height="0.725cm" svg:x="21cm" svg:y="1.775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9cm" svg:y="1.775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2.214cm" svg:y="1.775cm">
          <draw:text-box>
            <text:p><text:span text:style-name="T2">C</text:span></text:p>
          </draw:text-box>
        </draw:frame>
        <draw:frame draw:style-name="gr10" draw:text-style-name="P3" draw:layer="layout" svg:width="0.786cm" svg:height="0.725cm" svg:x="23.714cm" svg:y="1.775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14.5cm" svg:y="6.5cm">
          <text:p/>
        </draw:circle>
        <draw:circle draw:style-name="gr15" draw:text-style-name="P1" draw:layer="layout" svg:width="1cm" svg:height="1cm" svg:x="23.5cm" svg:y="6.5cm">
          <text:p/>
        </draw:circle>
        <draw:circle draw:style-name="gr15" draw:text-style-name="P1" draw:layer="layout" svg:width="1cm" svg:height="1cm" svg:x="3.54cm" svg:y="7.477cm">
          <text:p/>
        </draw:circle>
        <draw:circle draw:style-name="gr15" draw:text-style-name="P1" draw:layer="layout" svg:width="1cm" svg:height="1cm" svg:x="2cm" svg:y="7.5cm">
          <text:p/>
        </draw:circle>
        <draw:circle draw:style-name="gr15" draw:text-style-name="P1" draw:layer="layout" svg:width="1cm" svg:height="1cm" svg:x="11.317cm" svg:y="8.5cm">
          <text:p/>
        </draw:circle>
        <draw:circle draw:style-name="gr15" draw:text-style-name="P1" draw:layer="layout" svg:width="1cm" svg:height="1cm" svg:x="13cm" svg:y="8.5cm">
          <text:p/>
        </draw:circle>
        <draw:circle draw:style-name="gr15" draw:text-style-name="P1" draw:layer="layout" svg:width="1cm" svg:height="1cm" svg:x="6.317cm" svg:y="9.5cm">
          <text:p/>
        </draw:circle>
        <draw:circle draw:style-name="gr16" draw:text-style-name="P1" draw:layer="layout" svg:width="1cm" svg:height="1cm" svg:x="0.5cm" svg:y="9.5cm">
          <text:p/>
        </draw:circle>
        <draw:circle draw:style-name="gr16" draw:text-style-name="P1" draw:layer="layout" svg:width="1cm" svg:height="1cm" svg:x="2cm" svg:y="9.5cm">
          <text:p/>
        </draw:circle>
        <draw:circle draw:style-name="gr16" draw:text-style-name="P1" draw:layer="layout" svg:width="1cm" svg:height="1cm" svg:x="3.5cm" svg:y="9.5cm">
          <text:p/>
        </draw:circle>
        <draw:circle draw:style-name="gr16" draw:text-style-name="P1" draw:layer="layout" svg:width="1cm" svg:height="1cm" svg:x="5cm" svg:y="9.5cm">
          <text:p/>
        </draw:circle>
        <draw:circle draw:style-name="gr16" draw:text-style-name="P1" draw:layer="layout" svg:width="1cm" svg:height="1cm" svg:x="19cm" svg:y="9.5cm">
          <text:p/>
        </draw:circle>
        <draw:circle draw:style-name="gr16" draw:text-style-name="P1" draw:layer="layout" svg:width="1cm" svg:height="1cm" svg:x="22cm" svg:y="9.5cm">
          <text:p/>
        </draw:circle>
        <draw:circle draw:style-name="gr15" draw:text-style-name="P1" draw:layer="layout" svg:width="1cm" svg:height="1cm" svg:x="16cm" svg:y="10.5cm">
          <text:p/>
        </draw:circle>
        <draw:circle draw:style-name="gr16" draw:text-style-name="P1" draw:layer="layout" svg:width="1cm" svg:height="1cm" svg:x="14.5cm" svg:y="10.5cm">
          <text:p/>
        </draw:circle>
        <draw:circle draw:style-name="gr16" draw:text-style-name="P1" draw:layer="layout" svg:width="1cm" svg:height="1cm" svg:x="23.5cm" svg:y="10.5cm">
          <text:p/>
        </draw:circle>
        <draw:circle draw:style-name="gr16" draw:text-style-name="P1" draw:layer="layout" svg:width="1cm" svg:height="1cm" svg:x="13cm" svg:y="10.5cm">
          <text:p/>
        </draw:circle>
        <draw:circle draw:style-name="gr16" draw:text-style-name="P1" draw:layer="layout" svg:width="1cm" svg:height="1cm" svg:x="11.317cm" svg:y="10.5cm">
          <text:p/>
        </draw:circle>
        <draw:circle draw:style-name="gr16" draw:text-style-name="P1" draw:layer="layout" svg:width="1cm" svg:height="1cm" svg:x="9.817cm" svg:y="10.5cm">
          <text:p/>
        </draw:circle>
        <draw:circle draw:style-name="gr16" draw:text-style-name="P1" draw:layer="layout" svg:width="1cm" svg:height="1cm" svg:x="20.5cm" svg:y="10.5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cm">
          <text:p/>
        </draw:circle>
        <draw:circle draw:style-name="gr15" draw:text-style-name="P1" draw:layer="layout" svg:width="1cm" svg:height="1cm" svg:x="11.317cm" svg:y="12.5cm">
          <text:p/>
        </draw:circle>
        <draw:circle draw:style-name="gr15" draw:text-style-name="P1" draw:layer="layout" svg:width="1cm" svg:height="1cm" svg:x="13cm" svg:y="12.5cm">
          <text:p/>
        </draw:circle>
        <draw:circle draw:style-name="gr15" draw:text-style-name="P1" draw:layer="layout" svg:width="1cm" svg:height="1cm" svg:x="3.5cm" svg:y="13.5cm">
          <text:p/>
        </draw:circle>
        <draw:circle draw:style-name="gr15" draw:text-style-name="P1" draw:layer="layout" svg:width="1cm" svg:height="1cm" svg:x="11.317cm" svg:y="13.5cm">
          <text:p/>
        </draw:circle>
        <draw:line draw:style-name="gr4" draw:text-style-name="P1" draw:layer="layout" svg:x1="0cm" svg:y1="15cm" svg:x2="25cm" svg:y2="15cm">
          <text:p/>
        </draw:line>
        <draw:circle draw:style-name="gr15" draw:text-style-name="P1" draw:layer="layout" svg:width="1cm" svg:height="1cm" svg:x="7.817cm" svg:y="14.5cm">
          <text:p/>
        </draw:circle>
        <draw:line draw:style-name="gr4" draw:text-style-name="P1" draw:layer="layout" svg:x1="0cm" svg:y1="16cm" svg:x2="25cm" svg:y2="16cm">
          <text:p/>
        </draw:line>
        <draw:circle draw:style-name="gr16" draw:text-style-name="P1" draw:layer="layout" svg:width="1cm" svg:height="1cm" svg:x="3.5cm" svg:y="14.5cm">
          <text:p/>
        </draw:circle>
        <draw:circle draw:style-name="gr16" draw:text-style-name="P1" draw:layer="layout" svg:width="1cm" svg:height="1cm" svg:x="11.317cm" svg:y="14.5cm">
          <text:p/>
        </draw:circle>
        <draw:circle draw:style-name="gr16" draw:text-style-name="P1" draw:layer="layout" svg:width="1cm" svg:height="1cm" svg:x="5cm" svg:y="14.5cm">
          <text:p/>
        </draw:circle>
        <draw:circle draw:style-name="gr16" draw:text-style-name="P1" draw:layer="layout" svg:width="1cm" svg:height="1cm" svg:x="22cm" svg:y="14.5cm">
          <text:p/>
        </draw:circle>
        <draw:circle draw:style-name="gr16" draw:text-style-name="P1" draw:layer="layout" svg:width="1cm" svg:height="1cm" svg:x="9.817cm" svg:y="14.5cm">
          <text:p/>
        </draw:circle>
        <draw:circle draw:style-name="gr16" draw:text-style-name="P1" draw:layer="layout" svg:width="1cm" svg:height="1cm" svg:x="20.5cm" svg:y="14.5cm">
          <text:p/>
        </draw:circle>
        <draw:circle draw:style-name="gr16" draw:text-style-name="P1" draw:layer="layout" svg:width="1cm" svg:height="1cm" svg:x="6.317cm" svg:y="15.5cm">
          <text:p/>
        </draw:circle>
        <draw:circle draw:style-name="gr16" draw:text-style-name="P1" draw:layer="layout" svg:width="1cm" svg:height="1cm" svg:x="7.817cm" svg:y="15.5cm">
          <text:p/>
        </draw:circle>
        <draw:frame draw:style-name="gr17" draw:layer="layout" svg:width="3.529cm" svg:height="0.964cm" svg:x="24.5cm" svg:y="3.536cm">
          <draw:text-box>
            <text:p>Bind #1 #5</text:p>
          </draw:text-box>
        </draw:frame>
        <draw:frame draw:style-name="gr17" draw:layer="layout" svg:width="4.486cm" svg:height="0.964cm" svg:x="24.5cm" svg:y="4.536cm">
          <draw:text-box>
            <text:p>Bind #3 #6*</text:p>
          </draw:text-box>
        </draw:frame>
        <draw:frame draw:style-name="gr17" draw:layer="layout" svg:width="3.529cm" svg:height="0.964cm" svg:x="24.5cm" svg:y="5.536cm">
          <draw:text-box>
            <text:p>Bind #2 #7</text:p>
          </draw:text-box>
        </draw:frame>
        <draw:frame draw:style-name="gr17" draw:layer="layout" svg:width="3.774cm" svg:height="0.964cm" svg:x="24.5cm" svg:y="6.5cm">
          <draw:text-box>
            <text:p>Bind #4 #8*</text:p>
          </draw:text-box>
        </draw:frame>
        <draw:frame draw:style-name="gr17" draw:layer="layout" svg:width="3.529cm" svg:height="0.964cm" svg:x="24.5cm" svg:y="7.536cm">
          <draw:text-box>
            <text:p>Bind #1 #2</text:p>
          </draw:text-box>
        </draw:frame>
        <draw:frame draw:style-name="gr17" draw:layer="layout" svg:width="3.774cm" svg:height="0.964cm" svg:x="24.5cm" svg:y="8.5cm">
          <draw:text-box>
            <text:p>Bind #3 #4*</text:p>
          </draw:text-box>
        </draw:frame>
        <draw:frame draw:style-name="gr17" draw:layer="layout" svg:width="4.308cm" svg:height="0.964cm" svg:x="24.192cm" svg:y="9.536cm">
          <draw:text-box>
            <text:p>Activate #2.x </text:p>
          </draw:text-box>
        </draw:frame>
        <draw:frame draw:style-name="gr17" draw:layer="layout" svg:width="4.376cm" svg:height="0.964cm" svg:x="24cm" svg:y="10.5cm">
          <draw:text-box>
            <text:p>Activate #4.x*</text:p>
          </draw:text-box>
        </draw:frame>
        <draw:frame draw:style-name="gr17" draw:layer="layout" svg:width="4.511cm" svg:height="0.964cm" svg:x="23.989cm" svg:y="11.5cm">
          <draw:text-box>
            <text:p>Unbind #1#2*</text:p>
          </draw:text-box>
        </draw:frame>
        <draw:frame draw:style-name="gr17" draw:layer="layout" svg:width="4.333cm" svg:height="0.964cm" svg:x="24cm" svg:y="12.5cm">
          <draw:text-box>
            <text:p>Unbind #3#4*</text:p>
          </draw:text-box>
        </draw:frame>
        <draw:frame draw:style-name="gr17" draw:layer="layout" svg:width="3.774cm" svg:height="0.964cm" svg:x="24.226cm" svg:y="13.536cm">
          <draw:text-box>
            <text:p>Bind #2 #3*</text:p>
          </draw:text-box>
        </draw:frame>
        <draw:frame draw:style-name="gr17" draw:layer="layout" svg:width="4.126cm" svg:height="0.964cm" svg:x="24cm" svg:y="14.5cm">
          <draw:text-box>
            <text:p>Activate #2.y</text:p>
          </draw:text-box>
        </draw:frame>
        <draw:frame draw:style-name="gr17" draw:layer="layout" svg:width="2cm" svg:height="0.964cm" svg:x="25.5cm" svg:y="15.5cm">
          <draw:text-box>
            <text:p>Obs</text:p>
          </draw:text-box>
        </draw:frame>
        <draw:rect draw:style-name="gr18" draw:text-style-name="P1" draw:layer="layout" svg:width="24.5cm" svg:height="1cm" svg:x="0cm" svg:y="10.5cm">
          <text:p/>
        </draw:rect>
        <draw:rect draw:style-name="gr19" draw:text-style-name="P5" draw:layer="layout" svg:width="21cm" svg:height="1cm" svg:x="1cm" svg:y="17.5cm">
          <text:p text:style-name="P4"><text:span text:style-name="T3">Weak compression is successful =&gt; we <text:s/>start anew</text:span></text:p>
        </draw:rect>
        <draw:rect draw:style-name="gr18" draw:text-style-name="P1" draw:layer="layout" svg:width="24.5cm" svg:height="1cm" svg:x="0cm" svg:y="6.5cm">
          <text:p/>
        </draw:rect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layer="layout" svg:width="10.332cm" svg:height="0.963cm" svg:x="0.668cm" svg:y="0.5cm">
          <draw:text-box>
            <text:p><text:span text:style-name="T4">Permutation (#1-&gt;#3) and (#3-&gt;#1)</text:span></text:p>
          </draw:text-box>
        </draw:frame>
        <draw:line draw:style-name="gr4" draw:text-style-name="P1" draw:layer="layout" svg:x1="1cm" svg:y1="3.001cm" svg:x2="1cm" svg:y2="16.001cm">
          <text:p/>
        </draw:line>
        <draw:line draw:style-name="gr4" draw:text-style-name="P1" draw:layer="layout" svg:x1="2.5cm" svg:y1="3.001cm" svg:x2="2.5cm" svg:y2="16.001cm">
          <text:p/>
        </draw:line>
        <draw:line draw:style-name="gr4" draw:text-style-name="P1" draw:layer="layout" svg:x1="4cm" svg:y1="3.001cm" svg:x2="4cm" svg:y2="16.001cm">
          <text:p/>
        </draw:line>
        <draw:line draw:style-name="gr4" draw:text-style-name="P1" draw:layer="layout" svg:x1="8.317cm" svg:y1="3.001cm" svg:x2="8.317cm" svg:y2="16.001cm">
          <text:p/>
        </draw:line>
        <draw:line draw:style-name="gr4" draw:text-style-name="P1" draw:layer="layout" svg:x1="6.817cm" svg:y1="3.001cm" svg:x2="6.817cm" svg:y2="16.001cm">
          <text:p/>
        </draw:line>
        <draw:line draw:style-name="gr4" draw:text-style-name="P1" draw:layer="layout" svg:x1="5.5cm" svg:y1="3.001cm" svg:x2="5.5cm" svg:y2="16.001cm">
          <text:p/>
        </draw:line>
        <draw:line draw:style-name="gr4" draw:text-style-name="P1" draw:layer="layout" svg:x1="0cm" svg:y1="4.001cm" svg:x2="25cm" svg:y2="4.001cm">
          <text:p/>
        </draw:line>
        <draw:line draw:style-name="gr4" draw:text-style-name="P1" draw:layer="layout" svg:x1="0cm" svg:y1="5.001cm" svg:x2="25cm" svg:y2="5.001cm">
          <text:p/>
        </draw:line>
        <draw:line draw:style-name="gr4" draw:text-style-name="P1" draw:layer="layout" svg:x1="0cm" svg:y1="6.001cm" svg:x2="25cm" svg:y2="6.001cm">
          <text:p/>
        </draw:line>
        <draw:line draw:style-name="gr4" draw:text-style-name="P1" draw:layer="layout" svg:x1="0cm" svg:y1="8.001cm" svg:x2="25cm" svg:y2="8.001cm">
          <text:p/>
        </draw:line>
        <draw:line draw:style-name="gr4" draw:text-style-name="P1" draw:layer="layout" svg:x1="0cm" svg:y1="9.001cm" svg:x2="25cm" svg:y2="9.001cm">
          <text:p/>
        </draw:line>
        <draw:line draw:style-name="gr4" draw:text-style-name="P1" draw:layer="layout" svg:x1="0cm" svg:y1="10.001cm" svg:x2="25cm" svg:y2="10.001cm">
          <text:p/>
        </draw:line>
        <draw:line draw:style-name="gr4" draw:text-style-name="P1" draw:layer="layout" svg:x1="0cm" svg:y1="12.001cm" svg:x2="25cm" svg:y2="12.001cm">
          <text:p/>
        </draw:line>
        <draw:frame draw:style-name="gr5" draw:text-style-name="P2" draw:layer="layout" svg:width="1.696cm" svg:height="0.64cm" svg:x="0cm" svg:y="2.501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1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1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1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1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1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1cm">
          <text:p/>
        </draw:ellipse>
        <draw:ellipse draw:style-name="gr7" draw:text-style-name="P1" draw:layer="layout" svg:width="1.5cm" svg:height="1cm" svg:x="18.183cm" svg:y="2cm">
          <text:p/>
        </draw:ellipse>
        <draw:ellipse draw:style-name="gr8" draw:text-style-name="P1" draw:layer="layout" svg:width="6cm" svg:height="1.5cm" svg:x="3cm" svg:y="2.001cm">
          <text:p/>
        </draw:ellipse>
        <draw:frame draw:style-name="gr9" draw:text-style-name="P3" draw:layer="layout" svg:width="0.786cm" svg:height="0.725cm" svg:x="1cm" svg:y="2.001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1cm">
          <draw:text-box>
            <text:p><text:span text:style-name="T2">K</text:span></text:p>
          </draw:text-box>
        </draw:frame>
        <draw:line draw:style-name="gr4" draw:text-style-name="P1" draw:layer="layout" svg:x1="0cm" svg:y1="13.001cm" svg:x2="25cm" svg:y2="13.001cm">
          <text:p/>
        </draw:line>
        <draw:line draw:style-name="gr4" draw:text-style-name="P1" draw:layer="layout" svg:x1="0cm" svg:y1="14.001cm" svg:x2="25cm" svg:y2="14.001cm">
          <text:p/>
        </draw:line>
        <draw:line draw:style-name="gr4" draw:text-style-name="P1" draw:layer="layout" svg:x1="10cm" svg:y1="3cm" svg:x2="10cm" svg:y2="16cm">
          <text:p/>
        </draw:line>
        <draw:line draw:style-name="gr4" draw:text-style-name="P1" draw:layer="layout" svg:x1="11.5cm" svg:y1="3cm" svg:x2="11.5cm" svg:y2="16cm">
          <text:p/>
        </draw:line>
        <draw:line draw:style-name="gr4" draw:text-style-name="P1" draw:layer="layout" svg:x1="13.183cm" svg:y1="3cm" svg:x2="13.183cm" svg:y2="16cm">
          <text:p/>
        </draw:line>
        <draw:line draw:style-name="gr4" draw:text-style-name="P1" draw:layer="layout" svg:x1="14.683cm" svg:y1="3cm" svg:x2="14.683cm" svg:y2="16cm">
          <text:p/>
        </draw:line>
        <draw:line draw:style-name="gr4" draw:text-style-name="P1" draw:layer="layout" svg:x1="16.183cm" svg:y1="3cm" svg:x2="16.183cm" svg:y2="16cm">
          <text:p/>
        </draw:line>
        <draw:line draw:style-name="gr4" draw:text-style-name="P1" draw:layer="layout" svg:x1="17.683cm" svg:y1="3cm" svg:x2="17.683cm" svg:y2="16cm">
          <text:p/>
        </draw:line>
        <draw:frame draw:style-name="gr5" draw:text-style-name="P2" draw:layer="layout" svg:width="1.696cm" svg:height="0.64cm" svg:x="9cm" svg:y="2.5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cm">
          <draw:text-box>
            <text:p><text:span text:style-name="T1">#3&lt;k;!&gt;</text:span></text:p>
          </draw:text-box>
        </draw:frame>
        <draw:frame draw:style-name="gr5" draw:text-style-name="P2" draw:layer="layout" svg:width="1.696cm" svg:height="0.64cm" svg:x="12.183cm" svg:y="2.5cm">
          <draw:text-box>
            <text:p><text:span text:style-name="T1">#4&lt;a;!&gt;</text:span></text:p>
          </draw:text-box>
        </draw:frame>
        <draw:frame draw:style-name="gr5" draw:text-style-name="P2" draw:layer="layout" svg:width="1.679cm" svg:height="0.64cm" svg:x="13.683cm" svg:y="2.5cm">
          <draw:text-box>
            <text:p><text:span text:style-name="T1">#4&lt;c;!&gt;</text:span></text:p>
          </draw:text-box>
        </draw:frame>
        <draw:frame draw:style-name="gr5" draw:text-style-name="P2" draw:layer="layout" svg:width="1.776cm" svg:height="0.64cm" svg:x="15.183cm" svg:y="2.5cm">
          <draw:text-box>
            <text:p><text:span text:style-name="T1">#4&lt;x;~&gt;</text:span></text:p>
          </draw:text-box>
        </draw:frame>
        <draw:frame draw:style-name="gr5" draw:text-style-name="P2" draw:layer="layout" svg:width="1.764cm" svg:height="0.64cm" svg:x="16.683cm" svg:y="2.5cm">
          <draw:text-box>
            <text:p><text:span text:style-name="T1">#4&lt;y;~&gt;</text:span></text:p>
          </draw:text-box>
        </draw:frame>
        <draw:ellipse draw:style-name="gr6" draw:text-style-name="P1" draw:layer="layout" svg:width="3cm" svg:height="1.5cm" svg:x="9cm" svg:y="2cm">
          <text:p/>
        </draw:ellipse>
        <draw:ellipse draw:style-name="gr8" draw:text-style-name="P1" draw:layer="layout" svg:width="6cm" svg:height="1.5cm" svg:x="12.183cm" svg:y="2cm">
          <text:p/>
        </draw:ellipse>
        <draw:frame draw:style-name="gr9" draw:text-style-name="P3" draw:layer="layout" svg:width="0.786cm" svg:height="0.725cm" svg:x="10cm" svg:y="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14.897cm" svg:y="2cm">
          <draw:text-box>
            <text:p><text:span text:style-name="T2">K</text:span></text:p>
          </draw:text-box>
        </draw:frame>
        <draw:line draw:style-name="gr4" draw:text-style-name="P1" draw:layer="layout" svg:x1="19.183cm" svg:y1="3cm" svg:x2="19.183cm" svg:y2="16cm">
          <text:p/>
        </draw:line>
        <draw:line draw:style-name="gr4" draw:text-style-name="P1" draw:layer="layout" svg:x1="20.683cm" svg:y1="3cm" svg:x2="20.683cm" svg:y2="16cm">
          <text:p/>
        </draw:line>
        <draw:line draw:style-name="gr4" draw:text-style-name="P1" draw:layer="layout" svg:x1="22.183cm" svg:y1="3cm" svg:x2="22.183cm" svg:y2="16cm">
          <text:p/>
        </draw:line>
        <draw:line draw:style-name="gr4" draw:text-style-name="P1" draw:layer="layout" svg:x1="23.683cm" svg:y1="3cm" svg:x2="23.683cm" svg:y2="16cm">
          <text:p/>
        </draw:line>
        <draw:frame draw:style-name="gr12" draw:text-style-name="P2" draw:layer="layout" svg:width="1.696cm" svg:height="0.64cm" svg:x="18.183cm" svg:y="2.5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cm">
          <draw:text-box>
            <text:p><text:span text:style-name="T1">#7&lt;k;!&gt;</text:span></text:p>
          </draw:text-box>
        </draw:frame>
        <draw:frame draw:style-name="gr12" draw:text-style-name="P2" draw:layer="layout" svg:width="1.696cm" svg:height="0.64cm" svg:x="23.183cm" svg:y="2.36cm">
          <draw:text-box>
            <text:p><text:span text:style-name="T1">#8&lt;k;!&gt;</text:span></text:p>
          </draw:text-box>
        </draw:frame>
        <draw:ellipse draw:style-name="gr7" draw:text-style-name="P1" draw:layer="layout" svg:width="1.5cm" svg:height="1cm" svg:x="20.183cm" svg:y="2cm">
          <text:p/>
        </draw:ellipse>
        <draw:ellipse draw:style-name="gr14" draw:text-style-name="P1" draw:layer="layout" svg:width="1.5cm" svg:height="1cm" svg:x="21.683cm" svg:y="2cm">
          <text:p/>
        </draw:ellipse>
        <draw:ellipse draw:style-name="gr14" draw:text-style-name="P1" draw:layer="layout" svg:width="1.5cm" svg:height="1cm" svg:x="23.183cm" svg:y="2cm">
          <text:p/>
        </draw:ellipse>
        <draw:circle draw:style-name="gr15" draw:text-style-name="P1" draw:layer="layout" svg:width="1cm" svg:height="1cm" svg:x="9.5cm" svg:y="3.5cm">
          <text:p/>
        </draw:circle>
        <draw:circle draw:style-name="gr15" draw:text-style-name="P1" draw:layer="layout" svg:width="1cm" svg:height="1cm" svg:x="18.683cm" svg:y="3.5cm">
          <text:p/>
        </draw:circle>
        <draw:circle draw:style-name="gr15" draw:text-style-name="P1" draw:layer="layout" svg:width="1cm" svg:height="1cm" svg:x="0.5cm" svg:y="4.5cm">
          <text:p/>
        </draw:circle>
        <draw:circle draw:style-name="gr15" draw:text-style-name="P1" draw:layer="layout" svg:width="1cm" svg:height="1cm" svg:x="20.183cm" svg:y="4.5cm">
          <text:p/>
        </draw:circle>
        <draw:circle draw:style-name="gr15" draw:text-style-name="P1" draw:layer="layout" svg:width="1cm" svg:height="1cm" svg:x="5cm" svg:y="5.501cm">
          <text:p/>
        </draw:circle>
        <draw:circle draw:style-name="gr15" draw:text-style-name="P1" draw:layer="layout" svg:width="1cm" svg:height="1cm" svg:x="21.683cm" svg:y="5.5cm">
          <text:p/>
        </draw:circle>
        <draw:frame draw:style-name="gr10" draw:text-style-name="P3" draw:layer="layout" svg:width="1cm" svg:height="0.725cm" svg:x="20.683cm" svg:y="1.775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5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5cm">
          <draw:text-box>
            <text:p><text:span text:style-name="T2">C</text:span></text:p>
          </draw:text-box>
        </draw:frame>
        <draw:frame draw:style-name="gr10" draw:text-style-name="P3" draw:layer="layout" svg:width="0.786cm" svg:height="0.725cm" svg:x="23.397cm" svg:y="1.775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8cm">
          <text:p/>
        </draw:circle>
        <draw:circle draw:style-name="gr15" draw:text-style-name="P1" draw:layer="layout" svg:width="1cm" svg:height="1cm" svg:x="11.002cm" svg:y="7.41cm">
          <text:p/>
        </draw:circle>
        <draw:circle draw:style-name="gr15" draw:text-style-name="P1" draw:layer="layout" svg:width="1cm" svg:height="1cm" svg:x="2.089cm" svg:y="8.47cm">
          <text:p/>
        </draw:circle>
        <draw:circle draw:style-name="gr15" draw:text-style-name="P1" draw:layer="layout" svg:width="1cm" svg:height="1cm" svg:x="12.683cm" svg:y="8.5cm">
          <text:p/>
        </draw:circle>
        <draw:circle draw:style-name="gr15" draw:text-style-name="P1" draw:layer="layout" svg:width="1cm" svg:height="1cm" svg:x="6.317cm" svg:y="9.501cm">
          <text:p/>
        </draw:circle>
        <draw:circle draw:style-name="gr16" draw:text-style-name="P1" draw:layer="layout" svg:width="1cm" svg:height="1cm" svg:x="9.5cm" svg:y="9.5cm">
          <text:p/>
        </draw:circle>
        <draw:circle draw:style-name="gr16" draw:text-style-name="P1" draw:layer="layout" svg:width="1cm" svg:height="1cm" svg:x="11cm" svg:y="9.5cm">
          <text:p/>
        </draw:circle>
        <draw:circle draw:style-name="gr16" draw:text-style-name="P1" draw:layer="layout" svg:width="1cm" svg:height="1cm" svg:x="3.5cm" svg:y="9.501cm">
          <text:p/>
        </draw:circle>
        <draw:circle draw:style-name="gr16" draw:text-style-name="P1" draw:layer="layout" svg:width="1cm" svg:height="1cm" svg:x="5cm" svg:y="9.501cm">
          <text:p/>
        </draw:circle>
        <draw:circle draw:style-name="gr16" draw:text-style-name="P1" draw:layer="layout" svg:width="1cm" svg:height="1cm" svg:x="18.683cm" svg:y="9.5cm">
          <text:p/>
        </draw:circle>
        <draw:circle draw:style-name="gr16" draw:text-style-name="P1" draw:layer="layout" svg:width="1cm" svg:height="1cm" svg:x="21.683cm" svg:y="9.5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1cm">
          <text:p/>
        </draw:circle>
        <draw:circle draw:style-name="gr15" draw:text-style-name="P1" draw:layer="layout" svg:width="1cm" svg:height="1cm" svg:x="2cm" svg:y="12.5cm">
          <text:p/>
        </draw:circle>
        <draw:circle draw:style-name="gr15" draw:text-style-name="P1" draw:layer="layout" svg:width="1cm" svg:height="1cm" svg:x="12.683cm" svg:y="12.5cm">
          <text:p/>
        </draw:circle>
        <draw:circle draw:style-name="gr15" draw:text-style-name="P1" draw:layer="layout" svg:width="1cm" svg:height="1cm" svg:x="3.5cm" svg:y="13.501cm">
          <text:p/>
        </draw:circle>
        <draw:circle draw:style-name="gr15" draw:text-style-name="P1" draw:layer="layout" svg:width="1cm" svg:height="1cm" svg:x="2cm" svg:y="13.5cm">
          <text:p/>
        </draw:circle>
        <draw:line draw:style-name="gr4" draw:text-style-name="P1" draw:layer="layout" svg:x1="0cm" svg:y1="15.001cm" svg:x2="25cm" svg:y2="15.001cm">
          <text:p/>
        </draw:line>
        <draw:circle draw:style-name="gr15" draw:text-style-name="P1" draw:layer="layout" svg:width="1cm" svg:height="1cm" svg:x="7.817cm" svg:y="14.501cm">
          <text:p/>
        </draw:circle>
        <draw:line draw:style-name="gr4" draw:text-style-name="P1" draw:layer="layout" svg:x1="0cm" svg:y1="16.001cm" svg:x2="25cm" svg:y2="16.001cm">
          <text:p/>
        </draw:line>
        <draw:circle draw:style-name="gr16" draw:text-style-name="P1" draw:layer="layout" svg:width="1cm" svg:height="1cm" svg:x="3.5cm" svg:y="14.501cm">
          <text:p/>
        </draw:circle>
        <draw:circle draw:style-name="gr16" draw:text-style-name="P1" draw:layer="layout" svg:width="1cm" svg:height="1cm" svg:x="2cm" svg:y="14.5cm">
          <text:p/>
        </draw:circle>
        <draw:circle draw:style-name="gr16" draw:text-style-name="P1" draw:layer="layout" svg:width="1cm" svg:height="1cm" svg:x="5cm" svg:y="14.501cm">
          <text:p/>
        </draw:circle>
        <draw:circle draw:style-name="gr16" draw:text-style-name="P1" draw:layer="layout" svg:width="1cm" svg:height="1cm" svg:x="21.683cm" svg:y="14.5cm">
          <text:p/>
        </draw:circle>
        <draw:circle draw:style-name="gr16" draw:text-style-name="P1" draw:layer="layout" svg:width="1cm" svg:height="1cm" svg:x="0.5cm" svg:y="14.5cm">
          <text:p/>
        </draw:circle>
        <draw:circle draw:style-name="gr16" draw:text-style-name="P1" draw:layer="layout" svg:width="1cm" svg:height="1cm" svg:x="20.183cm" svg:y="14.5cm">
          <text:p/>
        </draw:circle>
        <draw:circle draw:style-name="gr16" draw:text-style-name="P1" draw:layer="layout" svg:width="1cm" svg:height="1cm" svg:x="6.317cm" svg:y="15.501cm">
          <text:p/>
        </draw:circle>
        <draw:circle draw:style-name="gr16" draw:text-style-name="P1" draw:layer="layout" svg:width="1cm" svg:height="1cm" svg:x="7.817cm" svg:y="15.501cm">
          <text:p/>
        </draw:circle>
        <draw:frame draw:style-name="gr17" draw:layer="layout" svg:width="3.529cm" svg:height="0.964cm" svg:x="24.5cm" svg:y="3.537cm">
          <draw:text-box>
            <text:p>Bind #1 #5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frame draw:style-name="gr17" draw:layer="layout" svg:width="3.529cm" svg:height="0.964cm" svg:x="24.5cm" svg:y="5.537cm">
          <draw:text-box>
            <text:p>Bind #2 #7</text:p>
          </draw:text-box>
        </draw:frame>
        <draw:frame draw:style-name="gr17" draw:layer="layout" svg:width="3.529cm" svg:height="0.964cm" svg:x="24.5cm" svg:y="7.537cm">
          <draw:text-box>
            <text:p>Bind #1 #2</text:p>
          </draw:text-box>
        </draw:frame>
        <draw:frame draw:style-name="gr17" draw:layer="layout" svg:width="3.774cm" svg:height="0.964cm" svg:x="24.5cm" svg:y="8.501cm">
          <draw:text-box>
            <text:p>Bind #3 #4*</text:p>
          </draw:text-box>
        </draw:frame>
        <draw:frame draw:style-name="gr17" draw:layer="layout" svg:width="4.308cm" svg:height="0.964cm" svg:x="24.192cm" svg:y="9.537cm">
          <draw:text-box>
            <text:p>Activate #2.x </text:p>
          </draw:text-box>
        </draw:frame>
        <draw:frame draw:style-name="gr17" draw:layer="layout" svg:width="4.511cm" svg:height="0.964cm" svg:x="23.989cm" svg:y="11.501cm">
          <draw:text-box>
            <text:p>Unbind #1#2*</text:p>
          </draw:text-box>
        </draw:frame>
        <draw:frame draw:style-name="gr17" draw:layer="layout" svg:width="4.333cm" svg:height="0.964cm" svg:x="24cm" svg:y="12.501cm">
          <draw:text-box>
            <text:p>Unbind #3#4*</text:p>
          </draw:text-box>
        </draw:frame>
        <draw:frame draw:style-name="gr17" draw:layer="layout" svg:width="3.774cm" svg:height="0.964cm" svg:x="24.226cm" svg:y="13.537cm">
          <draw:text-box>
            <text:p>Bind #2 #3*</text:p>
          </draw:text-box>
        </draw:frame>
        <draw:frame draw:style-name="gr17" draw:layer="layout" svg:width="4.126cm" svg:height="0.964cm" svg:x="24cm" svg:y="14.501cm">
          <draw:text-box>
            <text:p>Activate #2.y</text:p>
          </draw:text-box>
        </draw:frame>
        <draw:frame draw:style-name="gr17" draw:layer="layout" svg:width="2cm" svg:height="0.964cm" svg:x="25.5cm" svg:y="15.501cm">
          <draw:text-box>
            <text:p>Obs</text:p>
          </draw:text-box>
        </draw:frame>
        <draw:rect draw:style-name="gr20" draw:text-style-name="P1" draw:layer="layout" svg:width="24.5cm" svg:height="1cm" svg:x="0cm" svg:y="3.5cm">
          <text:p/>
        </draw:rect>
        <draw:rect draw:style-name="gr18" draw:text-style-name="P1" draw:layer="layout" svg:width="24.5cm" svg:height="1cm" svg:x="0cm" svg:y="8.5cm">
          <text:p/>
        </draw:rect>
        <draw:rect draw:style-name="gr18" draw:text-style-name="P1" draw:layer="layout" svg:width="24.5cm" svg:height="1cm" svg:x="0cm" svg:y="12.5cm">
          <text:p/>
        </draw:rect>
        <draw:rect draw:style-name="gr19" draw:text-style-name="P5" draw:layer="layout" svg:width="21cm" svg:height="1cm" svg:x="1cm" svg:y="17.5cm">
          <text:p text:style-name="P4"><text:span text:style-name="T3">Weak compression is successful =&gt; we <text:s/>start anew</text:span></text:p>
        </draw:rect>
        <draw:rect draw:style-name="gr18" draw:text-style-name="P1" draw:layer="layout" svg:width="6cm" svg:height="15cm" svg:x="12cm" svg:y="1.5cm">
          <text:p/>
        </draw:rect>
        <draw:rect draw:style-name="gr18" draw:text-style-name="P1" draw:layer="layout" svg:width="1.5cm" svg:height="15cm" svg:x="23cm" svg:y="1.5cm">
          <text:p/>
        </draw:rect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3.5cm">
          <text:p/>
        </draw:rect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0.5cm" svg:y="3.5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9.5cm" svg:y="4.5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2cm" svg:y="7.5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0.5cm" svg:y="9.5cm">
          <text:p/>
        </draw:circle>
        <draw:circle draw:style-name="gr16" draw:text-style-name="P1" draw:layer="layout" svg:width="1cm" svg:height="1cm" svg:x="2cm" svg:y="9.5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8cm" svg:y="14.5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rect draw:style-name="gr20" draw:text-style-name="P1" draw:layer="layout" svg:width="24.5cm" svg:height="1cm" svg:x="0cm" svg:y="3.5cm">
          <text:p/>
        </draw:rect>
        <draw:frame draw:style-name="gr5" draw:layer="layout" svg:width="10.332cm" svg:height="0.963cm" svg:x="0.668cm" svg:y="0.502cm">
          <draw:text-box>
            <text:p><text:span text:style-name="T4">Permutation (#1-&gt;#3) and (#3-&gt;#1)</text:span></text:p>
          </draw:text-box>
        </draw:frame>
        <draw:rect draw:style-name="gr21" draw:text-style-name="P1" draw:layer="layout" svg:width="21cm" svg:height="1cm" svg:x="1.5cm" svg:y="17cm">
          <text:p text:style-name="P4"><text:span text:style-name="T5">Weak compression fails to compress <text:s/>=&gt; we take the next permutation</text:span></text:p>
        </draw:rect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20cm" svg:y="3.5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18.5cm" svg:y="4.5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20cm" svg:y="9.5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frame draw:style-name="gr5" draw:layer="layout" svg:width="10.332cm" svg:height="0.963cm" svg:x="0.668cm" svg:y="0.503cm">
          <draw:text-box>
            <text:p><text:span text:style-name="T4">Permutation (#5-&gt;#6) and (#6-&gt;#5)</text:span></text:p>
          </draw:text-box>
        </draw:frame>
        <draw:rect draw:style-name="gr20" draw:text-style-name="P1" draw:layer="layout" svg:width="24.5cm" svg:height="1cm" svg:x="0cm" svg:y="3.5cm">
          <text:p/>
        </draw:rect>
        <draw:rect draw:style-name="gr21" draw:text-style-name="P1" draw:layer="layout" svg:width="21cm" svg:height="1cm" svg:x="1.5cm" svg:y="17cm">
          <text:p text:style-name="P4"><text:span text:style-name="T5">Weak compression fails to compress <text:s/>=&gt; we take the next permutation</text:span></text:p>
        </draw:rect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0.5cm" svg:y="3.5cm">
          <text:p/>
        </draw:circle>
        <draw:circle draw:style-name="gr15" draw:text-style-name="P1" draw:layer="layout" svg:width="1cm" svg:height="1cm" svg:x="20cm" svg:y="3.5cm">
          <text:p/>
        </draw:circle>
        <draw:circle draw:style-name="gr15" draw:text-style-name="P1" draw:layer="layout" svg:width="1cm" svg:height="1cm" svg:x="9.5cm" svg:y="4.5cm">
          <text:p/>
        </draw:circle>
        <draw:circle draw:style-name="gr15" draw:text-style-name="P1" draw:layer="layout" svg:width="1cm" svg:height="1cm" svg:x="18.5cm" svg:y="4.5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2cm" svg:y="7.5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0.5cm" svg:y="9.5cm">
          <text:p/>
        </draw:circle>
        <draw:circle draw:style-name="gr16" draw:text-style-name="P1" draw:layer="layout" svg:width="1cm" svg:height="1cm" svg:x="2cm" svg:y="9.5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20cm" svg:y="9.5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frame draw:style-name="gr5" draw:layer="layout" svg:width="16.923cm" svg:height="0.963cm" svg:x="0.668cm" svg:y="0.504cm">
          <draw:text-box>
            <text:p><text:span text:style-name="T4">Permutation (#5-&gt;#6) and (#6-&gt;#5), (#1-&gt;#3) and (#3-&gt;#1)</text:span></text:p>
          </draw:text-box>
        </draw:frame>
        <draw:rect draw:style-name="gr20" draw:text-style-name="P1" draw:layer="layout" svg:width="24.5cm" svg:height="1cm" svg:x="0cm" svg:y="3.5cm">
          <text:p/>
        </draw:rect>
        <draw:rect draw:style-name="gr21" draw:text-style-name="P5" draw:layer="layout" svg:width="21cm" svg:height="1cm" svg:x="1.5cm" svg:y="17cm">
          <text:p text:style-name="P4"><text:span text:style-name="T6">Weak compression fails to compress <text:s/>=&gt; we take the next permutation</text:span></text:p>
        </draw:rect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4.5cm">
          <text:p/>
        </draw:rect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9.5cm" svg:y="4.5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2cm" svg:y="7.5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0.5cm" svg:y="9.5cm">
          <text:p/>
        </draw:circle>
        <draw:circle draw:style-name="gr16" draw:text-style-name="P1" draw:layer="layout" svg:width="1cm" svg:height="1cm" svg:x="2cm" svg:y="9.5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4.5cm">
          <text:p/>
        </draw:rect>
        <draw:frame draw:style-name="gr5" draw:layer="layout" svg:width="10.332cm" svg:height="0.963cm" svg:x="0.668cm" svg:y="0.503cm">
          <draw:text-box>
            <text:p><text:span text:style-name="T4">Permutation (#1-&gt;#3) and (#3-&gt;#1)</text:span></text:p>
          </draw:text-box>
        </draw:frame>
        <draw:rect draw:style-name="gr22" draw:text-style-name="P1" draw:layer="layout" svg:width="2cm" svg:height="2.5cm" svg:x="9cm" svg:y="3.5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draw:line draw:style-name="gr23" draw:text-style-name="P1" draw:layer="layout" svg:x1="11cm" svg:y1="17.5cm" svg:x2="10.5cm" svg:y2="6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18.5cm" svg:y="4.5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20cm" svg:y="9.5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4.5cm">
          <text:p/>
        </draw:rect>
        <draw:frame draw:style-name="gr5" draw:layer="layout" svg:width="10.332cm" svg:height="0.963cm" svg:x="0.668cm" svg:y="0.504cm">
          <draw:text-box>
            <text:p><text:span text:style-name="T4">Permutation (#5-&gt;#6) and (#6-&gt;#5)</text:span></text:p>
          </draw:text-box>
        </draw:frame>
        <draw:rect draw:style-name="gr22" draw:text-style-name="P1" draw:layer="layout" svg:width="2cm" svg:height="2.5cm" svg:x="18cm" svg:y="3.5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draw:line draw:style-name="gr23" draw:text-style-name="P1" draw:layer="layout" svg:x1="11cm" svg:y1="17.5cm" svg:x2="18.5cm" svg:y2="5.5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9.5cm" svg:y="4.5cm">
          <text:p/>
        </draw:circle>
        <draw:circle draw:style-name="gr15" draw:text-style-name="P1" draw:layer="layout" svg:width="1cm" svg:height="1cm" svg:x="18.5cm" svg:y="4.5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2cm" svg:y="7.5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0.5cm" svg:y="9.5cm">
          <text:p/>
        </draw:circle>
        <draw:circle draw:style-name="gr16" draw:text-style-name="P1" draw:layer="layout" svg:width="1cm" svg:height="1cm" svg:x="2cm" svg:y="9.5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20cm" svg:y="9.5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4.5cm">
          <text:p/>
        </draw:rect>
        <draw:frame draw:style-name="gr5" draw:layer="layout" svg:width="16.923cm" svg:height="0.963cm" svg:x="0.669cm" svg:y="0.505cm">
          <draw:text-box>
            <text:p><text:span text:style-name="T4">Permutation (#5-&gt;#6) and (#6-&gt;#5), (#1-&gt;#3) and (#3-&gt;#1)</text:span></text:p>
          </draw:text-box>
        </draw:frame>
        <draw:rect draw:style-name="gr22" draw:text-style-name="P1" draw:layer="layout" svg:width="2cm" svg:height="2.5cm" svg:x="18cm" svg:y="3.5cm">
          <text:p/>
        </draw:rect>
        <draw:rect draw:style-name="gr22" draw:text-style-name="P1" draw:layer="layout" svg:width="2cm" svg:height="2.5cm" svg:x="9cm" svg:y="3.5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draw:line draw:style-name="gr23" draw:text-style-name="P1" draw:layer="layout" svg:x1="11cm" svg:y1="17.5cm" svg:x2="18.5cm" svg:y2="5.5cm">
          <text:p/>
        </draw:line>
        <draw:line draw:style-name="gr23" draw:text-style-name="P1" draw:layer="layout" svg:x1="11cm" svg:y1="17.5cm" svg:x2="10cm" svg:y2="5.5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5.5cm">
          <text:p/>
        </draw:rect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5.5cm">
          <text:p/>
        </draw:rect>
        <draw:frame draw:style-name="gr5" draw:layer="layout" svg:width="4.833cm" svg:height="0.963cm" svg:x="0.668cm" svg:y="0.505cm">
          <draw:text-box>
            <text:p><text:span text:style-name="T4">No permu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7.5cm">
          <text:p/>
        </draw:rect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2cm" svg:y="7.5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0.5cm" svg:y="9.5cm">
          <text:p/>
        </draw:circle>
        <draw:circle draw:style-name="gr16" draw:text-style-name="P1" draw:layer="layout" svg:width="1cm" svg:height="1cm" svg:x="2cm" svg:y="9.5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7.5cm">
          <text:p/>
        </draw:rect>
        <draw:frame draw:style-name="gr5" draw:layer="layout" svg:width="10.332cm" svg:height="0.963cm" svg:x="0.668cm" svg:y="0.504cm">
          <draw:text-box>
            <text:p><text:span text:style-name="T4">Permutation (#1-&gt;#3) and (#3-&gt;#1)</text:span></text:p>
          </draw:text-box>
        </draw:frame>
        <draw:rect draw:style-name="gr22" draw:text-style-name="P1" draw:layer="layout" svg:width="2cm" svg:height="12cm" svg:x="9cm" svg:y="3.5cm">
          <text:p/>
        </draw:rect>
        <draw:rect draw:style-name="gr22" draw:text-style-name="P1" draw:layer="layout" svg:width="11cm" svg:height="1cm" svg:x="9cm" svg:y="3.5cm">
          <text:p/>
        </draw:rect>
        <draw:rect draw:style-name="gr22" draw:text-style-name="P1" draw:layer="layout" svg:width="1.5cm" svg:height="11.5cm" svg:x="20cm" svg:y="4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9.5cm">
          <text:p/>
        </draw:rect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2cm" svg:y="9.5cm">
          <text:p/>
        </draw:circle>
        <draw:circle draw:style-name="gr16" draw:text-style-name="P1" draw:layer="layout" svg:width="1cm" svg:height="1cm" svg:x="0.5cm" svg:y="9.5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9.5cm">
          <text:p/>
        </draw:rect>
        <draw:frame draw:style-name="gr5" draw:layer="layout" svg:width="10.332cm" svg:height="0.963cm" svg:x="0.668cm" svg:y="0.505cm">
          <draw:text-box>
            <text:p><text:span text:style-name="T4">Permutation (#1-&gt;#3) and (#3-&gt;#1)</text:span></text:p>
          </draw:text-box>
        </draw:frame>
        <draw:rect draw:style-name="gr22" draw:text-style-name="P1" draw:layer="layout" svg:width="2cm" svg:height="7.5cm" svg:x="10.5cm" svg:y="7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20cm" svg:y="9.5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9.5cm">
          <text:p/>
        </draw:rect>
        <draw:frame draw:style-name="gr5" draw:layer="layout" svg:width="10.332cm" svg:height="0.963cm" svg:x="0.668cm" svg:y="0.506cm">
          <draw:text-box>
            <text:p><text:span text:style-name="T4">Permutation (#5-&gt;#6) and (#6-&gt;#5)</text:span></text:p>
          </draw:text-box>
        </draw:frame>
        <draw:rect draw:style-name="gr22" draw:text-style-name="P1" draw:layer="layout" svg:width="2cm" svg:height="12cm" svg:x="18cm" svg:y="3.5cm">
          <text:p/>
        </draw:rect>
        <draw:rect draw:style-name="gr22" draw:text-style-name="P1" draw:layer="layout" svg:width="2cm" svg:height="12cm" svg:x="0cm" svg:y="3.5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draw:rect draw:style-name="gr22" draw:text-style-name="P1" draw:layer="layout" svg:width="11cm" svg:height="1.5cm" svg:x="9cm" svg:y="3.5cm">
          <text:p/>
        </draw:rect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2cm" svg:y="9.5cm">
          <text:p/>
        </draw:circle>
        <draw:circle draw:style-name="gr16" draw:text-style-name="P1" draw:layer="layout" svg:width="1cm" svg:height="1cm" svg:x="0.5cm" svg:y="9.5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20cm" svg:y="9.5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9.5cm">
          <text:p/>
        </draw:rect>
        <draw:frame draw:style-name="gr5" draw:layer="layout" svg:width="16.923cm" svg:height="0.963cm" svg:x="0.668cm" svg:y="0.506cm">
          <draw:text-box>
            <text:p><text:span text:style-name="T4">Permutation (#1-&gt;#3) and (#3-&gt;#1), (#5-&gt;#6) and (#6-&gt;#5)</text:span></text:p>
          </draw:text-box>
        </draw:frame>
        <draw:rect draw:style-name="gr22" draw:text-style-name="P1" draw:layer="layout" svg:width="2cm" svg:height="7.5cm" svg:x="10.5cm" svg:y="7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11.5cm">
          <text:p/>
        </draw:rect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2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11.5cm">
          <text:p/>
        </draw:rect>
        <draw:frame draw:style-name="gr5" draw:layer="layout" svg:width="10.332cm" svg:height="0.963cm" svg:x="0.668cm" svg:y="0.507cm">
          <draw:text-box>
            <text:p><text:span text:style-name="T4">Permutation (#1-&gt;#3) and (#3-&gt;#1)</text:span></text:p>
          </draw:text-box>
        </draw:frame>
        <draw:rect draw:style-name="gr22" draw:text-style-name="P1" draw:layer="layout" svg:width="2cm" svg:height="7.5cm" svg:x="10.5cm" svg:y="7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13.5cm">
          <text:p/>
        </draw:rect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11cm" svg:y="13.5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13.5cm">
          <text:p/>
        </draw:rect>
        <draw:frame draw:style-name="gr5" draw:layer="layout" svg:width="10.332cm" svg:height="0.963cm" svg:x="0.668cm" svg:y="0.508cm">
          <draw:text-box>
            <text:p><text:span text:style-name="T4">Permutation (#1-&gt;#3) and (#3-&gt;#1)</text:span></text:p>
          </draw:text-box>
        </draw:frame>
        <draw:rect draw:style-name="gr22" draw:text-style-name="P1" draw:layer="layout" svg:width="2cm" svg:height="11cm" svg:x="19.5cm" svg:y="4.5cm">
          <text:p/>
        </draw:rect>
        <draw:rect draw:style-name="gr22" draw:text-style-name="P1" draw:layer="layout" svg:width="2cm" svg:height="12cm" svg:x="9cm" svg:y="3.5cm">
          <text:p/>
        </draw:rect>
        <draw:rect draw:style-name="gr22" draw:text-style-name="P1" draw:layer="layout" svg:width="11cm" svg:height="1.5cm" svg:x="9cm" svg:y="3.5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14.5cm">
          <text:p/>
        </draw:rect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20.183cm" svg:y="14.501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14.5cm">
          <text:p/>
        </draw:rect>
        <draw:frame draw:style-name="gr5" draw:layer="layout" svg:width="10.332cm" svg:height="0.963cm" svg:x="0.668cm" svg:y="0.509cm">
          <draw:text-box>
            <text:p><text:span text:style-name="T4">Permutation (#1-&gt;#3) and (#3-&gt;#1)</text:span></text:p>
          </draw:text-box>
        </draw:frame>
        <draw:rect draw:style-name="gr22" draw:text-style-name="P1" draw:layer="layout" svg:width="2cm" svg:height="12cm" svg:x="9cm" svg:y="3.5cm">
          <text:p/>
        </draw:rect>
        <draw:rect draw:style-name="gr22" draw:text-style-name="P1" draw:layer="layout" svg:width="2cm" svg:height="12cm" svg:x="19.5cm" svg:y="3.5cm">
          <text:p/>
        </draw:rect>
        <draw:rect draw:style-name="gr22" draw:text-style-name="P1" draw:layer="layout" svg:width="11cm" svg:height="1cm" svg:x="9cm" svg:y="3.5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2cm" svg:y="14.501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0.5cm" svg:y="14.501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14.5cm">
          <text:p/>
        </draw:rect>
        <draw:frame draw:style-name="gr5" draw:layer="layout" svg:width="10.332cm" svg:height="0.963cm" svg:x="0.668cm" svg:y="0.51cm">
          <draw:text-box>
            <text:p><text:span text:style-name="T4">Permutation (#5-&gt;#6) and (#6-&gt;#5)</text:span></text:p>
          </draw:text-box>
        </draw:frame>
        <draw:rect draw:style-name="gr22" draw:text-style-name="P1" draw:layer="layout" svg:width="1.5cm" svg:height="12cm" svg:x="18.5cm" svg:y="3.5cm">
          <text:p/>
        </draw:rect>
        <draw:rect draw:style-name="gr22" draw:text-style-name="P1" draw:layer="layout" svg:width="1.5cm" svg:height="11.5cm" svg:x="0.5cm" svg:y="4cm">
          <text:p/>
        </draw:rect>
        <draw:rect draw:style-name="gr22" draw:text-style-name="P1" draw:layer="layout" svg:width="10.5cm" svg:height="1cm" svg:x="9.5cm" svg:y="3.5cm">
          <text:p/>
        </draw:rect>
        <draw:rect draw:style-name="gr21" draw:text-style-name="P5" draw:layer="layout" svg:width="21cm" svg:height="1cm" svg:x="1.5cm" svg:y="17.5cm">
          <text:p text:style-name="P4"><text:span text:style-name="T3">Status error =&gt; we take the next permutation </text:span></text:p>
        </draw:rect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4" draw:text-style-name="P1" draw:layer="layout" svg:x1="1cm" svg:y1="3.002cm" svg:x2="1cm" svg:y2="16.002cm">
          <text:p/>
        </draw:line>
        <draw:line draw:style-name="gr4" draw:text-style-name="P1" draw:layer="layout" svg:x1="2.5cm" svg:y1="3.002cm" svg:x2="2.5cm" svg:y2="16.002cm">
          <text:p/>
        </draw:line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5.002cm" svg:x2="25cm" svg:y2="5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line draw:style-name="gr4" draw:text-style-name="P1" draw:layer="layout" svg:x1="0cm" svg:y1="12.002cm" svg:x2="25cm" svg:y2="12.002cm">
          <text:p/>
        </draw:line>
        <draw:frame draw:style-name="gr5" draw:text-style-name="P2" draw:layer="layout" svg:width="1.696cm" svg:height="0.64cm" svg:x="0cm" svg:y="2.502cm">
          <draw:text-box>
            <text:p><text:span text:style-name="T1">#1&lt;b;!&gt;</text:span></text:p>
          </draw:text-box>
        </draw:frame>
        <draw:frame draw:style-name="gr5" draw:text-style-name="P2" draw:layer="layout" svg:width="1.683cm" svg:height="0.64cm" svg:x="1.5cm" svg:y="2.502cm">
          <draw:text-box>
            <text:p><text:span text:style-name="T1">#1&lt;k;!&gt;</text:span></text:p>
          </draw:text-box>
        </draw:fram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6" draw:text-style-name="P1" draw:layer="layout" svg:width="3cm" svg:height="1.5cm" svg:x="0cm" svg:y="2.002cm">
          <text:p/>
        </draw:ellips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9" draw:text-style-name="P3" draw:layer="layout" svg:width="0.786cm" svg:height="0.725cm" svg:x="1cm" svg:y="2.002cm">
          <draw:text-box>
            <text:p><text:span text:style-name="T2">A</text:span></text:p>
          </draw:text-box>
        </draw:fram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0cm" svg:y1="14.002cm" svg:x2="25cm" svg:y2="14.002cm">
          <text:p/>
        </draw:lin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0.683cm" svg:y1="3.001cm" svg:x2="20.6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2" draw:text-style-name="P2" draw:layer="layout" svg:width="1.696cm" svg:height="0.64cm" svg:x="19.987cm" svg:y="2.501cm">
          <draw:text-box>
            <text:p><text:span text:style-name="T1">#6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7" draw:text-style-name="P1" draw:layer="layout" svg:width="1.5cm" svg:height="1cm" svg:x="20.183cm" svg:y="2.001cm">
          <text:p/>
        </draw:ellips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0.5cm" svg:y="4.501cm">
          <text:p/>
        </draw:circle>
        <draw:circle draw:style-name="gr15" draw:text-style-name="P1" draw:layer="layout" svg:width="1cm" svg:height="1cm" svg:x="20.183cm" svg:y="4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1cm" svg:height="0.725cm" svg:x="20.683cm" svg:y="1.776cm">
          <draw:text-box>
            <text:p><text:span text:style-name="T2">B</text:span></text:p>
          </draw:text-box>
        </draw:fram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circle draw:style-name="gr15" draw:text-style-name="P1" draw:layer="layout" svg:width="1cm" svg:height="1cm" svg:x="11cm" svg:y="11.5cm">
          <text:p/>
        </draw:circle>
        <draw:circle draw:style-name="gr15" draw:text-style-name="P1" draw:layer="layout" svg:width="1cm" svg:height="1cm" svg:x="3.5cm" svg:y="11.502cm">
          <text:p/>
        </draw:circle>
        <draw:circle draw:style-name="gr15" draw:text-style-name="P1" draw:layer="layout" svg:width="1cm" svg:height="1cm" svg:x="3.5cm" svg:y="13.502cm">
          <text:p/>
        </draw:circle>
        <draw:circle draw:style-name="gr15" draw:text-style-name="P1" draw:layer="layout" svg:width="1cm" svg:height="1cm" svg:x="2cm" svg:y="13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511cm" svg:height="0.964cm" svg:x="23.989cm" svg:y="11.502cm">
          <draw:text-box>
            <text:p>Unbind #1#2*</text:p>
          </draw:text-box>
        </draw:frame>
        <draw:frame draw:style-name="gr17" draw:layer="layout" svg:width="3.774cm" svg:height="0.964cm" svg:x="24.226cm" svg:y="13.538cm">
          <draw:text-box>
            <text:p>Bind #2 #3*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frame draw:style-name="gr17" draw:layer="layout" svg:width="4.486cm" svg:height="0.964cm" svg:x="24.5cm" svg:y="4.537cm">
          <draw:text-box>
            <text:p>Bind #3 #6*</text:p>
          </draw:text-box>
        </draw:frame>
        <draw:rect draw:style-name="gr20" draw:text-style-name="P1" draw:layer="layout" svg:width="24.5cm" svg:height="1cm" svg:x="0cm" svg:y="14.5cm">
          <text:p/>
        </draw:rect>
        <draw:frame draw:style-name="gr5" draw:layer="layout" svg:width="16.923cm" svg:height="0.963cm" svg:x="0.668cm" svg:y="0.51cm">
          <draw:text-box>
            <text:p><text:span text:style-name="T4">Permutation (#1-&gt;#3) and (#3-&gt;#1), (#5-&gt;#6) and (#6-&gt;#5)</text:span></text:p>
          </draw:text-box>
        </draw:frame>
        <draw:rect draw:style-name="gr19" draw:text-style-name="P5" draw:layer="layout" svg:width="21cm" svg:height="1cm" svg:x="1cm" svg:y="17.5cm">
          <text:p text:style-name="P4"><text:span text:style-name="T3">Weak compression is successful =&gt; we <text:s/>start anew</text:span></text:p>
        </draw:rect>
        <draw:rect draw:style-name="gr18" draw:text-style-name="P1" draw:layer="layout" svg:width="24.5cm" svg:height="3.5cm" svg:x="0cm" svg:y="11cm">
          <text:p/>
        </draw:rect>
        <draw:rect draw:style-name="gr18" draw:text-style-name="P1" draw:layer="layout" svg:width="24.5cm" svg:height="1cm" svg:x="0cm" svg:y="4.5cm">
          <text:p/>
        </draw:rect>
        <draw:rect draw:style-name="gr18" draw:text-style-name="P1" draw:layer="layout" svg:width="1.5cm" svg:height="15.5cm" svg:x="20cm" svg:y="1.5cm">
          <text:p/>
        </draw:rect>
        <draw:rect draw:style-name="gr18" draw:text-style-name="P1" draw:layer="layout" svg:width="3cm" svg:height="15cm" svg:x="0cm" svg:y="1.5cm">
          <text:p/>
        </draw:rect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4" draw:text-style-name="P1" draw:layer="layout" svg:x1="4cm" svg:y1="3.002cm" svg:x2="4cm" svg:y2="16.002cm">
          <text:p/>
        </draw:line>
        <draw:line draw:style-name="gr4" draw:text-style-name="P1" draw:layer="layout" svg:x1="8.317cm" svg:y1="3.002cm" svg:x2="8.317cm" svg:y2="16.002cm">
          <text:p/>
        </draw:line>
        <draw:line draw:style-name="gr4" draw:text-style-name="P1" draw:layer="layout" svg:x1="6.817cm" svg:y1="3.002cm" svg:x2="6.817cm" svg:y2="16.002cm">
          <text:p/>
        </draw:line>
        <draw:line draw:style-name="gr4" draw:text-style-name="P1" draw:layer="layout" svg:x1="5.5cm" svg:y1="3.002cm" svg:x2="5.5cm" svg:y2="16.002cm">
          <text:p/>
        </draw:line>
        <draw:line draw:style-name="gr4" draw:text-style-name="P1" draw:layer="layout" svg:x1="0cm" svg:y1="4.002cm" svg:x2="25cm" svg:y2="4.002cm">
          <text:p/>
        </draw:line>
        <draw:line draw:style-name="gr4" draw:text-style-name="P1" draw:layer="layout" svg:x1="0cm" svg:y1="6.002cm" svg:x2="25cm" svg:y2="6.002cm">
          <text:p/>
        </draw:line>
        <draw:line draw:style-name="gr4" draw:text-style-name="P1" draw:layer="layout" svg:x1="0cm" svg:y1="8.002cm" svg:x2="25cm" svg:y2="8.002cm">
          <text:p/>
        </draw:line>
        <draw:line draw:style-name="gr4" draw:text-style-name="P1" draw:layer="layout" svg:x1="0cm" svg:y1="10.002cm" svg:x2="25cm" svg:y2="10.002cm">
          <text:p/>
        </draw:line>
        <draw:frame draw:style-name="gr5" draw:text-style-name="P2" draw:layer="layout" svg:width="1.696cm" svg:height="0.64cm" svg:x="3cm" svg:y="2.502cm">
          <draw:text-box>
            <text:p><text:span text:style-name="T1">#2&lt;a;!&gt;</text:span></text:p>
          </draw:text-box>
        </draw:frame>
        <draw:frame draw:style-name="gr5" draw:text-style-name="P2" draw:layer="layout" svg:width="1.679cm" svg:height="0.64cm" svg:x="4.5cm" svg:y="2.502cm">
          <draw:text-box>
            <text:p><text:span text:style-name="T1">#2&lt;c;!&gt;</text:span></text:p>
          </draw:text-box>
        </draw:frame>
        <draw:frame draw:style-name="gr5" draw:text-style-name="P2" draw:layer="layout" svg:width="1.776cm" svg:height="0.64cm" svg:x="6cm" svg:y="2.502cm">
          <draw:text-box>
            <text:p><text:span text:style-name="T1">#2&lt;x;~&gt;</text:span></text:p>
          </draw:text-box>
        </draw:frame>
        <draw:frame draw:style-name="gr5" draw:text-style-name="P2" draw:layer="layout" svg:width="1.764cm" svg:height="0.64cm" svg:x="7.553cm" svg:y="2.502cm">
          <draw:text-box>
            <text:p><text:span text:style-name="T1">#2&lt;y;~&gt;</text:span></text:p>
          </draw:text-box>
        </draw:frame>
        <draw:ellipse draw:style-name="gr7" draw:text-style-name="P1" draw:layer="layout" svg:width="1.5cm" svg:height="1cm" svg:x="18.183cm" svg:y="2.001cm">
          <text:p/>
        </draw:ellipse>
        <draw:ellipse draw:style-name="gr8" draw:text-style-name="P1" draw:layer="layout" svg:width="6cm" svg:height="1.5cm" svg:x="3cm" svg:y="2.002cm">
          <text:p/>
        </draw:ellipse>
        <draw:frame draw:style-name="gr10" draw:text-style-name="P3" draw:layer="layout" svg:width="0.786cm" svg:height="0.725cm" svg:x="5.531cm" svg:y="2.002cm">
          <draw:text-box>
            <text:p><text:span text:style-name="T2">K</text:span></text:p>
          </draw:text-box>
        </draw:frame>
        <draw:line draw:style-name="gr4" draw:text-style-name="P1" draw:layer="layout" svg:x1="10cm" svg:y1="3.001cm" svg:x2="10cm" svg:y2="16.001cm">
          <text:p/>
        </draw:line>
        <draw:line draw:style-name="gr4" draw:text-style-name="P1" draw:layer="layout" svg:x1="11.5cm" svg:y1="3.001cm" svg:x2="11.5cm" svg:y2="16.001cm">
          <text:p/>
        </draw:line>
        <draw:frame draw:style-name="gr5" draw:text-style-name="P2" draw:layer="layout" svg:width="1.696cm" svg:height="0.64cm" svg:x="9cm" svg:y="2.501cm">
          <draw:text-box>
            <text:p><text:span text:style-name="T1">#3&lt;b;!&gt;</text:span></text:p>
          </draw:text-box>
        </draw:frame>
        <draw:frame draw:style-name="gr5" draw:text-style-name="P2" draw:layer="layout" svg:width="1.683cm" svg:height="0.64cm" svg:x="10.5cm" svg:y="2.501cm">
          <draw:text-box>
            <text:p><text:span text:style-name="T1">#3&lt;k;!&gt;</text:span></text:p>
          </draw:text-box>
        </draw:frame>
        <draw:ellipse draw:style-name="gr6" draw:text-style-name="P1" draw:layer="layout" svg:width="3cm" svg:height="1.5cm" svg:x="9cm" svg:y="2.001cm">
          <text:p/>
        </draw:ellipse>
        <draw:frame draw:style-name="gr9" draw:text-style-name="P3" draw:layer="layout" svg:width="0.786cm" svg:height="0.725cm" svg:x="10cm" svg:y="2.001cm">
          <draw:text-box>
            <text:p><text:span text:style-name="T2">A</text:span></text:p>
          </draw:text-box>
        </draw:frame>
        <draw:line draw:style-name="gr4" draw:text-style-name="P1" draw:layer="layout" svg:x1="19.183cm" svg:y1="3.001cm" svg:x2="19.183cm" svg:y2="16.001cm">
          <text:p/>
        </draw:line>
        <draw:line draw:style-name="gr4" draw:text-style-name="P1" draw:layer="layout" svg:x1="22.183cm" svg:y1="3.001cm" svg:x2="22.183cm" svg:y2="16.001cm">
          <text:p/>
        </draw:line>
        <draw:frame draw:style-name="gr12" draw:text-style-name="P2" draw:layer="layout" svg:width="1.696cm" svg:height="0.64cm" svg:x="18.183cm" svg:y="2.501cm">
          <draw:text-box>
            <text:p><text:span text:style-name="T1">#5&lt;a;!&gt;</text:span></text:p>
          </draw:text-box>
        </draw:frame>
        <draw:frame draw:style-name="gr13" draw:text-style-name="P2" draw:layer="layout" svg:width="1.696cm" svg:height="0.64cm" svg:x="21.487cm" svg:y="2.361cm">
          <draw:text-box>
            <text:p><text:span text:style-name="T1">#7&lt;k;!&gt;</text:span></text:p>
          </draw:text-box>
        </draw:frame>
        <draw:ellipse draw:style-name="gr14" draw:text-style-name="P1" draw:layer="layout" svg:width="1.5cm" svg:height="1cm" svg:x="21.683cm" svg:y="2.001cm">
          <text:p/>
        </draw:ellipse>
        <draw:circle draw:style-name="gr15" draw:text-style-name="P1" draw:layer="layout" svg:width="1cm" svg:height="1cm" svg:x="9.5cm" svg:y="3.501cm">
          <text:p/>
        </draw:circle>
        <draw:circle draw:style-name="gr15" draw:text-style-name="P1" draw:layer="layout" svg:width="1cm" svg:height="1cm" svg:x="18.683cm" svg:y="3.501cm">
          <text:p/>
        </draw:circle>
        <draw:circle draw:style-name="gr15" draw:text-style-name="P1" draw:layer="layout" svg:width="1cm" svg:height="1cm" svg:x="5cm" svg:y="5.502cm">
          <text:p/>
        </draw:circle>
        <draw:circle draw:style-name="gr15" draw:text-style-name="P1" draw:layer="layout" svg:width="1cm" svg:height="1cm" svg:x="21.683cm" svg:y="5.501cm">
          <text:p/>
        </draw:circle>
        <draw:frame draw:style-name="gr10" draw:text-style-name="P3" draw:layer="layout" svg:width="0.59cm" svg:height="0.725cm" svg:x="18.683cm" svg:y="1.776cm">
          <draw:text-box>
            <text:p><text:span text:style-name="T2">B</text:span></text:p>
          </draw:text-box>
        </draw:frame>
        <draw:frame draw:style-name="gr10" draw:text-style-name="P3" draw:layer="layout" svg:width="0.786cm" svg:height="0.725cm" svg:x="21.897cm" svg:y="1.776cm">
          <draw:text-box>
            <text:p><text:span text:style-name="T2">C</text:span></text:p>
          </draw:text-box>
        </draw:frame>
        <draw:circle draw:style-name="gr15" draw:text-style-name="P1" draw:layer="layout" svg:width="1cm" svg:height="1cm" svg:x="3.54cm" svg:y="7.479cm">
          <text:p/>
        </draw:circle>
        <draw:circle draw:style-name="gr15" draw:text-style-name="P1" draw:layer="layout" svg:width="1cm" svg:height="1cm" svg:x="11.002cm" svg:y="7.411cm">
          <text:p/>
        </draw:circle>
        <draw:circle draw:style-name="gr15" draw:text-style-name="P1" draw:layer="layout" svg:width="1cm" svg:height="1cm" svg:x="6.317cm" svg:y="9.502cm">
          <text:p/>
        </draw:circle>
        <draw:circle draw:style-name="gr16" draw:text-style-name="P1" draw:layer="layout" svg:width="1cm" svg:height="1cm" svg:x="9.5cm" svg:y="9.501cm">
          <text:p/>
        </draw:circle>
        <draw:circle draw:style-name="gr16" draw:text-style-name="P1" draw:layer="layout" svg:width="1cm" svg:height="1cm" svg:x="11cm" svg:y="9.501cm">
          <text:p/>
        </draw:circle>
        <draw:circle draw:style-name="gr16" draw:text-style-name="P1" draw:layer="layout" svg:width="1cm" svg:height="1cm" svg:x="3.5cm" svg:y="9.502cm">
          <text:p/>
        </draw:circle>
        <draw:circle draw:style-name="gr16" draw:text-style-name="P1" draw:layer="layout" svg:width="1cm" svg:height="1cm" svg:x="5cm" svg:y="9.502cm">
          <text:p/>
        </draw:circle>
        <draw:circle draw:style-name="gr16" draw:text-style-name="P1" draw:layer="layout" svg:width="1cm" svg:height="1cm" svg:x="18.683cm" svg:y="9.501cm">
          <text:p/>
        </draw:circle>
        <draw:circle draw:style-name="gr16" draw:text-style-name="P1" draw:layer="layout" svg:width="1cm" svg:height="1cm" svg:x="21.683cm" svg:y="9.501cm">
          <text:p/>
        </draw:circle>
        <draw:line draw:style-name="gr4" draw:text-style-name="P1" draw:layer="layout" svg:x1="0cm" svg:y1="15.002cm" svg:x2="25cm" svg:y2="15.002cm">
          <text:p/>
        </draw:line>
        <draw:circle draw:style-name="gr15" draw:text-style-name="P1" draw:layer="layout" svg:width="1cm" svg:height="1cm" svg:x="7.817cm" svg:y="14.502cm">
          <text:p/>
        </draw:circle>
        <draw:line draw:style-name="gr4" draw:text-style-name="P1" draw:layer="layout" svg:x1="0cm" svg:y1="16.002cm" svg:x2="25cm" svg:y2="16.002cm">
          <text:p/>
        </draw:line>
        <draw:circle draw:style-name="gr16" draw:text-style-name="P1" draw:layer="layout" svg:width="1cm" svg:height="1cm" svg:x="3.5cm" svg:y="14.502cm">
          <text:p/>
        </draw:circle>
        <draw:circle draw:style-name="gr16" draw:text-style-name="P1" draw:layer="layout" svg:width="1cm" svg:height="1cm" svg:x="11cm" svg:y="14.5cm">
          <text:p/>
        </draw:circle>
        <draw:circle draw:style-name="gr16" draw:text-style-name="P1" draw:layer="layout" svg:width="1cm" svg:height="1cm" svg:x="5cm" svg:y="14.502cm">
          <text:p/>
        </draw:circle>
        <draw:circle draw:style-name="gr16" draw:text-style-name="P1" draw:layer="layout" svg:width="1cm" svg:height="1cm" svg:x="21.683cm" svg:y="14.501cm">
          <text:p/>
        </draw:circle>
        <draw:circle draw:style-name="gr16" draw:text-style-name="P1" draw:layer="layout" svg:width="1cm" svg:height="1cm" svg:x="9.5cm" svg:y="14.5cm">
          <text:p/>
        </draw:circle>
        <draw:circle draw:style-name="gr16" draw:text-style-name="P1" draw:layer="layout" svg:width="1cm" svg:height="1cm" svg:x="18.5cm" svg:y="14.5cm">
          <text:p/>
        </draw:circle>
        <draw:circle draw:style-name="gr16" draw:text-style-name="P1" draw:layer="layout" svg:width="1cm" svg:height="1cm" svg:x="6.317cm" svg:y="15.502cm">
          <text:p/>
        </draw:circle>
        <draw:circle draw:style-name="gr16" draw:text-style-name="P1" draw:layer="layout" svg:width="1cm" svg:height="1cm" svg:x="7.817cm" svg:y="15.502cm">
          <text:p/>
        </draw:circle>
        <draw:frame draw:style-name="gr17" draw:layer="layout" svg:width="3.529cm" svg:height="0.964cm" svg:x="24.5cm" svg:y="3.538cm">
          <draw:text-box>
            <text:p>Bind #1 #5</text:p>
          </draw:text-box>
        </draw:frame>
        <draw:frame draw:style-name="gr17" draw:layer="layout" svg:width="3.529cm" svg:height="0.964cm" svg:x="24.5cm" svg:y="5.538cm">
          <draw:text-box>
            <text:p>Bind #2 #7</text:p>
          </draw:text-box>
        </draw:frame>
        <draw:frame draw:style-name="gr17" draw:layer="layout" svg:width="3.529cm" svg:height="0.964cm" svg:x="24.5cm" svg:y="7.538cm">
          <draw:text-box>
            <text:p>Bind #1 #2</text:p>
          </draw:text-box>
        </draw:frame>
        <draw:frame draw:style-name="gr17" draw:layer="layout" svg:width="4.308cm" svg:height="0.964cm" svg:x="24.192cm" svg:y="9.538cm">
          <draw:text-box>
            <text:p>Activate #2.x </text:p>
          </draw:text-box>
        </draw:frame>
        <draw:frame draw:style-name="gr17" draw:layer="layout" svg:width="4.126cm" svg:height="0.964cm" svg:x="24cm" svg:y="14.502cm">
          <draw:text-box>
            <text:p>Activate #2.y</text:p>
          </draw:text-box>
        </draw:frame>
        <draw:frame draw:style-name="gr17" draw:layer="layout" svg:width="2cm" svg:height="0.964cm" svg:x="25.5cm" svg:y="15.502cm">
          <draw:text-box>
            <text:p>Obs</text:p>
          </draw:text-box>
        </draw:frame>
        <draw:rect draw:style-name="gr20" draw:text-style-name="P1" draw:layer="layout" svg:width="24.5cm" svg:height="1cm" svg:x="0cm" svg:y="3.5cm">
          <text:p/>
        </draw:rect>
        <draw:rect draw:style-name="gr19" draw:text-style-name="P6" draw:layer="layout" svg:width="21cm" svg:height="1cm" svg:x="1cm" svg:y="17cm">
          <text:p text:style-name="P4"><text:span text:style-name="T7">There are no more possible permutations, strong compression is successful</text:span></text:p>
        </draw:rect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4H15M47S</meta:editing-duration>
    <meta:editing-cycles>63</meta:editing-cycles>
    <meta:generator>OpenOffice.org/3.1$Win32 OpenOffice.org_project/310m11$Build-9399</meta:generator>
    <dc:date>2009-06-16T19:35:53.40</dc:date>
    <dc:creator>Alexey Vokhmin</dc:creator>
    <meta:document-statistic meta:object-count="2371"/>
  </office:meta>
</office:document-meta>
</file>